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glue-point draw:id="6" svg:x="-5cm" svg:y="0cm"/>
          <draw:polyline draw:style-name="gr1" draw:layer="layout" svg:width="0.3cm" svg:height="2cm" svg:x="0.7cm" svg:y="0cm" svg:viewBox="0 0 301 2001" draw:points="301,0 301,400 0,400 0,1600 301,1600 301,2001">
            <text:p/>
          </draw:polyline>
          <draw:line draw:style-name="gr1" draw:layer="layout" svg:x1="0.5cm" svg:y1="0.2cm" svg:x2="0.5cm" svg:y2="1.8cm">
            <text:p/>
          </draw:line>
          <draw:line draw:style-name="gr1" draw:layer="layout" svg:x1="0.5cm" svg:y1="1cm" svg:x2="0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nmos_v</dc:title>
    <meta:creation-date>2011-02-07T16:32:4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